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Standar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hatch-name="Hatching_20_51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7.121cm"/>
    </style:style>
    <style:style style:name="gr5" style:family="graphic" style:parent-style-name="objectwithoutfill">
      <style:graphic-properties svg:stroke-width="0.1cm" svg:stroke-color="#99ccff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44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4.3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8pt" style:font-size-complex="18pt"/>
    </style:style>
    <style:style style:name="P3" style:family="paragraph">
      <style:text-properties fo:font-size="10.5pt" style:font-size-asian="15pt" style:font-size-complex="15pt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color="#000000" style:font-name="Courier1" fo:font-size="10.5pt" style:font-size-asian="15pt" style:font-size-complex="15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color="#000099" style:font-name="Courier2" fo:font-size="10pt" style:font-size-asian="18pt" style:font-size-complex="18pt"/>
    </style:style>
    <style:style style:name="P8" style:family="paragraph">
      <style:text-properties style:font-name="Courier2" fo:font-size="10pt" style:font-size-asian="18pt" style:font-size-complex="18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style:font-name="Courier1" fo:font-size="12pt" style:font-size-asian="24pt" style:font-size-complex="24pt"/>
    </style:style>
    <style:style style:name="T1" style:family="text">
      <style:text-properties fo:color="#000099" style:font-name="Courier1" fo:font-size="12pt" style:font-size-asian="18pt" style:font-size-complex="18pt"/>
    </style:style>
    <style:style style:name="T2" style:family="text">
      <style:text-properties style:font-name="Courier1" fo:font-size="12pt" style:font-size-asian="18pt" style:font-size-complex="18pt"/>
    </style:style>
    <style:style style:name="T3" style:family="text">
      <style:text-properties fo:color="#000000" style:font-name="Courier1" fo:font-size="12pt" style:font-size-asian="18pt" style:font-size-complex="18pt"/>
    </style:style>
    <style:style style:name="T4" style:family="text">
      <style:text-properties fo:color="#000099" style:font-name="Courier1" fo:font-size="10.5pt" style:font-size-asian="15pt" style:font-size-complex="15pt"/>
    </style:style>
    <style:style style:name="T5" style:family="text">
      <style:text-properties fo:color="#000000" style:font-name="Courier1" fo:font-size="11pt" style:font-size-asian="16pt" style:font-size-complex="16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99" style:font-name="Courier2" fo:font-size="10pt" style:font-size-asian="18pt" style:font-size-complex="18pt"/>
    </style:style>
    <style:style style:name="T8" style:family="text">
      <style:text-properties style:font-name="Courier2" fo:font-size="10pt" style:font-size-asian="18pt" style:font-size-complex="1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Courier1"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7cm" svg:x="2.6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5cm" svg:height="1.217cm" svg:x="10.5cm" svg:y="3.933cm">
          <draw:text-box>
            <text:p><text:span text:style-name="T1">ref <text:s/>AAAACCCCGGGGTT--TT</text:span></text:p>
            <text:p><text:span text:style-name="T2">seq0 A</text:span><text:span text:style-name="T3">ATAC--CGAAGTTCCTT</text:span></text:p>
          </draw:text-box>
        </draw:frame>
        <draw:frame draw:style-name="gr3" draw:text-style-name="P3" draw:layer="layout" svg:width="8.5cm" svg:height="0.85cm" svg:x="2.4cm" svg:y="3.625cm">
          <draw:text-box>
            <text:p><text:span text:style-name="T4">A A A A C C C C G G G G T T T T</text:span></text:p>
          </draw:text-box>
        </draw:frame>
        <draw:frame draw:style-name="gr4" draw:text-style-name="P5" draw:layer="layout" svg:width="0.766cm" svg:height="7.371cm" draw:transform="rotate (0.00558505360638185) translate (2cm 4.029cm)">
          <draw:text-box>
            <text:p text:style-name="P4"><text:span text:style-name="T5">A A T A C C G A A G T T C C T T</text:span></text:p>
          </draw:text-box>
        </draw:frame>
        <draw:line draw:style-name="gr5" draw:text-style-name="P1" draw:layer="layout" svg:x1="2.6cm" svg:y1="4.225cm" svg:x2="3.5cm" svg:y2="5.125cm">
          <text:p/>
        </draw:line>
        <draw:line draw:style-name="gr5" draw:text-style-name="P1" draw:layer="layout" svg:x1="5.7cm" svg:y1="6.425cm" svg:x2="6.6cm" svg:y2="7.325cm">
          <text:p/>
        </draw:line>
        <draw:line draw:style-name="gr5" draw:text-style-name="P1" draw:layer="layout" svg:x1="3.9cm" svg:y1="5.525cm" svg:x2="4.8cm" svg:y2="6.425cm">
          <text:p/>
        </draw:line>
        <draw:line draw:style-name="gr6" draw:text-style-name="P1" draw:layer="layout" svg:x1="3.5cm" svg:y1="5.125cm" svg:x2="3.5cm" svg:y2="5.5cm">
          <text:p/>
        </draw:line>
        <draw:line draw:style-name="gr6" draw:text-style-name="P1" draw:layer="layout" svg:x1="4.8cm" svg:y1="6.425cm" svg:x2="5.7cm" svg:y2="6.425cm">
          <text:p/>
        </draw:line>
        <draw:line draw:style-name="gr5" draw:text-style-name="P1" draw:layer="layout" svg:x1="7.4cm" svg:y1="8.125cm" svg:x2="8.8cm" svg:y2="9.525cm">
          <text:p/>
        </draw:line>
        <draw:line draw:style-name="gr5" draw:text-style-name="P1" draw:layer="layout" svg:x1="8.8cm" svg:y1="10.425cm" svg:x2="9.6cm" svg:y2="11.225cm">
          <text:p/>
        </draw:line>
        <draw:line draw:style-name="gr6" draw:text-style-name="P1" draw:layer="layout" svg:x1="6.6cm" svg:y1="7.325cm" svg:x2="6.6cm" svg:y2="8.1cm">
          <text:p/>
        </draw:line>
        <draw:line draw:style-name="gr6" draw:text-style-name="P1" draw:layer="layout" svg:x1="8.8cm" svg:y1="9.525cm" svg:x2="8.8cm" svg:y2="10.425cm">
          <text:p/>
        </draw:line>
        <draw:custom-shape draw:style-name="gr7" draw:text-style-name="P6" draw:layer="layout" svg:width="0.4cm" svg:height="0.4cm" svg:x="3.8cm" svg:y="4.9cm">
          <text:p text:style-name="P1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5.001cm" svg:y="5.901cm">
          <text:p text:style-name="P1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7.001cm" svg:y="7.201cm">
          <text:p text:style-name="P1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8.901cm" svg:y="9.801cm">
          <text:p text:style-name="P1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4.7cm" svg:height="0.85cm" svg:x="5.4cm" svg:y="3.2cm">
          <draw:text-box>
            <text:p><text:span text:style-name="T7">ref</text:span></text:p>
          </draw:text-box>
        </draw:frame>
        <draw:frame draw:style-name="gr8" draw:text-style-name="P8" draw:layer="layout" svg:width="1.797cm" svg:height="1.697cm" draw:transform="rotate (1.57515964992488) translate (1.606cm 8.4cm)">
          <draw:text-box>
            <text:p><text:span text:style-name="T8">seq0</text:span></text:p>
          </draw:text-box>
        </draw:frame>
        <draw:line draw:style-name="gr5" draw:text-style-name="P1" draw:layer="layout" svg:x1="3.3cm" svg:y1="11.725cm" svg:x2="4.4cm" svg:y2="11.7cm">
          <text:p/>
        </draw:line>
        <draw:frame draw:style-name="gr3" draw:text-style-name="P9" draw:layer="layout" svg:width="2cm" svg:height="0.85cm" svg:x="4.3cm" svg:y="11.4cm">
          <draw:text-box>
            <text:p><text:span text:style-name="T9">seed</text:span></text:p>
          </draw:text-box>
        </draw:frame>
        <draw:line draw:style-name="gr6" draw:text-style-name="P1" draw:layer="layout" svg:x1="6.1cm" svg:y1="11.7cm" svg:x2="7.1cm" svg:y2="11.7cm">
          <text:p/>
        </draw:line>
        <draw:frame draw:style-name="gr3" draw:text-style-name="P9" draw:layer="layout" svg:width="3cm" svg:height="0.85cm" svg:x="7cm" svg:y="11.4cm">
          <draw:text-box>
            <text:p><text:span text:style-name="T9">Unterschied</text:span></text:p>
          </draw:text-box>
        </draw:frame>
        <draw:frame draw:style-name="gr3" draw:text-style-name="P9" draw:layer="layout" svg:width="7cm" svg:height="0.85cm" svg:x="10.506cm" svg:y="3.483cm">
          <draw:text-box>
            <text:p><text:span text:style-name="T9">Entsprechendes Alginment:</text:span></text:p>
          </draw:text-box>
        </draw:frame>
        <draw:custom-shape draw:style-name="gr9" draw:text-style-name="P1" draw:layer="layout" svg:width="8.7cm" svg:height="4.4cm" svg:x="10.6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0.4cm" svg:x="11.201cm" svg:y="7.301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1.202cm" svg:y="8.302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1.203cm" svg:y="9.303cm">
          <text:p text:style-name="P1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1.204cm" svg:y="10.204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7.8cm" svg:height="4.55cm" svg:x="11.5cm" svg:y="7.2cm">
          <draw:text-box>
            <text:p><text:span text:style-name="T10">e1 = (2, SNP, seq0, 'T', 1)</text:span></text:p>
            <text:p><text:span text:style-name="T10"/></text:p>
            <text:p><text:span text:style-name="T10">e2 = (2, DEL, seq0, '' , 2)</text:span></text:p>
            <text:p><text:span text:style-name="T10"/></text:p>
            <text:p><text:span text:style-name="T10">e3 = (2, SV , seq0, 'AA', 2)</text:span></text:p>
            <text:p><text:span text:style-name="T10"/></text:p>
            <text:p><text:span text:style-name="T10">e4 = (2, INS, seq0, 'CC', 0)</text:span></text:p>
          </draw:text-box>
        </draw:frame>
        <draw:line draw:style-name="gr6" draw:text-style-name="P1" draw:layer="layout" svg:x1="6.6cm" svg:y1="8.125cm" svg:x2="7.4cm" svg:y2="8.1cm">
          <text:p/>
        </draw:line>
        <draw:line draw:style-name="gr6" draw:text-style-name="P1" draw:layer="layout" svg:x1="3.5cm" svg:y1="5.525cm" svg:x2="3.9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Standar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51" draw:display-name="Hatching 51" draw:style="double" draw:color="#b2b2b2" draw:distance="0.44cm" draw:rotation="90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13:58:58.333160887</meta:creation-date>
    <dc:date>2015-08-30T16:37:38.474120297</dc:date>
    <meta:editing-duration>PT3M15S</meta:editing-duration>
    <meta:editing-cycles>3</meta:editing-cycles>
    <meta:generator>LibreOffice/4.2.7.2$Linux_X86_64 LibreOffice_project/420m0$Build-2</meta:generator>
    <meta:document-statistic meta:object-count="32"/>
  </office:meta>
</office:document-meta>
</file>